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7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 style:vertical-align="automatic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="thin solid #000000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3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5" style:family="table-cell" style:parent-style-name="Default" style:data-style-name="N0"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8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9" style:family="table-cell" style:parent-style-name="Default" style:data-style-name="N4">
      <style:table-cell-properties fo:border="thin solid #000000" fo:background-color="transparent"/>
      <style:text-properties fo:font-size="12pt" style:font-size-asian="12pt" style:font-size-complex="12pt"/>
    </style:style>
    <style:style style:name="ce20" style:family="table-cell" style:parent-style-name="Default" style:data-style-name="N36">
      <style:table-cell-properties fo:border="thin solid #000000" style:vertical-align="automatic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10.5039583333333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6020833333333cm"/>
    </style:style>
    <style:style style:name="co7" style:family="table-column">
      <style:table-column-properties fo:break-before="auto" style:column-width="3.65125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5.10645833333333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96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4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2]));ISBLANK([.F2])))" style:apply-style-name="cf2" style:base-cell-address="Data_Sheet.F2"/>
    </style:style>
    <style:style style:name="ce25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2]));ISBLANK([.F2])))" style:apply-style-name="cf2" style:base-cell-address="Data_Sheet.F2"/>
    </style:style>
    <style:style style:name="ce26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2]));ISBLANK([.G2])))" style:apply-style-name="cf2" style:base-cell-address="Data_Sheet.G2"/>
    </style:style>
    <style:style style:name="ce27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2]));ISBLANK([.G2])))" style:apply-style-name="cf2" style:base-cell-address="Data_Sheet.G2"/>
    </style:style>
    <style:style style:name="ce28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2]));ISBLANK([.U2])))" style:apply-style-name="cf2" style:base-cell-address="Data_Sheet.U2"/>
    </style:style>
    <style:style style:name="ce29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2]));ISBLANK([.U2])))" style:apply-style-name="cf2" style:base-cell-address="Data_Sheet.U2"/>
    </style:style>
    <style:style style:name="ce30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2]));ISBLANK([.T2])))" style:apply-style-name="cf2" style:base-cell-address="Data_Sheet.T2"/>
    </style:style>
    <style:style style:name="ce31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2]));ISBLANK([.T2])))" style:apply-style-name="cf2" style:base-cell-address="Data_Sheet.T2"/>
    </style:style>
    <style:style style:name="ce32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2]));ISBLANK([.Y2])))" style:apply-style-name="cf2" style:base-cell-address="Data_Sheet.Y2"/>
    </style:style>
    <style:style style:name="ce33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2]));ISBLANK([.Y2])))" style:apply-style-name="cf2" style:base-cell-address="Data_Sheet.Y2"/>
    </style:style>
    <style:style style:name="ce34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5]));ISBLANK([.F5])))" style:apply-style-name="cf2" style:base-cell-address="Data_Sheet.F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-9999999999999,9999999999999)">
          <table:help-message table:display="true"/>
          <table:error-message table:display="true"/>
        </table:content-validation>
      </table:content-validations>
      <table:table table:name="Data_Sheet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31" table:default-cell-style-name="ce15"/>
        <table:table-column table:style-name="co7" table:default-cell-style-name="ce15"/>
        <table:table-column table:style-name="co6" table:number-columns-repeated="3" table:default-cell-style-name="ce15"/>
        <table:table-column table:style-name="co8" table:default-cell-style-name="ce15"/>
        <table:table-column table:style-name="co9" table:default-cell-style-name="ce15"/>
        <table:table-column table:style-name="co1" table:number-columns-repeated="16342" table:default-cell-style-name="ce15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5" table:style-name="ce5">
            <text:p>2025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9963" table:content-validation-name="val2" table:style-name="ce24">
            <text:p>9963.00</text:p>
          </table:table-cell>
          <table:table-cell office:value-type="float" office:value="9082.2247972790101" table:content-validation-name="val1" table:style-name="ce26">
            <text:p>9082.22</text:p>
          </table:table-cell>
          <table:table-cell office:value-type="float" office:value="20855" table:content-validation-name="val2" table:style-name="ce24">
            <text:p>20855.00</text:p>
          </table:table-cell>
          <table:table-cell office:value-type="float" office:value="19735.994998491831" table:content-validation-name="val1" table:style-name="ce26">
            <text:p>19735.99</text:p>
          </table:table-cell>
          <table:table-cell office:value-type="float" office:value="14159" table:content-validation-name="val2" table:style-name="ce24">
            <text:p>14159.00</text:p>
          </table:table-cell>
          <table:table-cell office:value-type="float" office:value="13705.587363360675" table:content-validation-name="val1" table:style-name="ce26">
            <text:p>13705.59</text:p>
          </table:table-cell>
          <table:table-cell office:value-type="float" office:value="5313" table:content-validation-name="val2" table:style-name="ce24">
            <text:p>5313.00</text:p>
          </table:table-cell>
          <table:table-cell office:value-type="float" office:value="5186.7306156162049" table:content-validation-name="val1" table:style-name="ce26">
            <text:p>5186.73</text:p>
          </table:table-cell>
          <table:table-cell office:value-type="float" office:value="376" table:content-validation-name="val2" table:style-name="ce24">
            <text:p>376.00</text:p>
          </table:table-cell>
          <table:table-cell office:value-type="float" office:value="371.4540540540001" table:content-validation-name="val1" table:style-name="ce26">
            <text:p>371.45</text:p>
          </table:table-cell>
          <table:table-cell office:value-type="float" office:value="146" table:content-validation-name="val2" table:style-name="ce24">
            <text:p>146.00</text:p>
          </table:table-cell>
          <table:table-cell office:value-type="float" office:value="145.5202702704" table:content-validation-name="val1" table:style-name="ce26">
            <text:p>145.52</text:p>
          </table:table-cell>
          <table:table-cell office:value-type="float" office:value="50812" table:style-name="ce7">
            <text:p>50,812</text:p>
          </table:table-cell>
          <table:table-cell office:value-type="float" office:value="48228" table:style-name="ce7">
            <text:p>48,228</text:p>
          </table:table-cell>
          <table:table-cell office:value-type="float" office:value="2463" table:content-validation-name="val4" table:style-name="ce30">
            <text:p>2463</text:p>
          </table:table-cell>
          <table:table-cell office:value-type="float" office:value="2297.04" table:content-validation-name="val1" table:style-name="ce28">
            <text:p>2297.04</text:p>
          </table:table-cell>
          <table:table-cell office:value-type="float" office:value="447" table:content-validation-name="val4" table:style-name="ce30">
            <text:p>447</text:p>
          </table:table-cell>
          <table:table-cell office:value-type="float" office:value="440.86" table:content-validation-name="val1" table:style-name="ce28">
            <text:p>440.86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3" table:style-name="ce32">
            <text:p>0.00</text:p>
          </table:table-cell>
          <table:table-cell office:value-type="float" office:value="2910" table:style-name="ce7">
            <text:p>2,910</text:p>
          </table:table-cell>
          <table:table-cell office:value-type="float" office:value="2738" table:style-name="ce7">
            <text:p>2,738</text:p>
          </table:table-cell>
          <table:table-cell table:style-name="ce9"/>
          <table:table-cell office:value-type="float" office:value="53722" table:style-name="ce7">
            <text:p>53,722</text:p>
          </table:table-cell>
          <table:table-cell office:value-type="float" office:value="50965" table:style-name="ce7">
            <text:p>50,965</text:p>
          </table:table-cell>
          <table:table-cell office:value-type="currency" office:value="165232284.19000003" table:content-validation-name="val5" table:style-name="ce10">
            <text:p>£165,232,284.19</text:p>
          </table:table-cell>
          <table:table-cell office:value-type="currency" office:value="13811922.170000009" table:content-validation-name="val5" table:style-name="ce10">
            <text:p>£13,811,922.17</text:p>
          </table:table-cell>
          <table:table-cell office:value-type="currency" office:value="9387485.9399999976" table:content-validation-name="val5" table:style-name="ce10">
            <text:p>£9,387,485.94</text:p>
          </table:table-cell>
          <table:table-cell office:value-type="currency" office:value="1733768.9599999997" table:content-validation-name="val5" table:style-name="ce10">
            <text:p>£1,733,768.96</text:p>
          </table:table-cell>
          <table:table-cell office:value-type="currency" office:value="47341724.520000003" table:content-validation-name="val5" table:style-name="ce10">
            <text:p>£47,341,724.52</text:p>
          </table:table-cell>
          <table:table-cell office:value-type="currency" office:value="22541314.66" table:content-validation-name="val5" table:style-name="ce10">
            <text:p>£22,541,314.66</text:p>
          </table:table-cell>
          <table:table-cell office:value-type="currency" office:value="260048500.44" table:style-name="ce11">
            <text:p>£260,048,500.44</text:p>
          </table:table-cell>
          <table:table-cell office:value-type="currency" office:value="13838295.41" table:content-validation-name="val5" table:style-name="ce12">
            <text:p>£13,838,295.41</text:p>
          </table:table-cell>
          <table:table-cell office:value-type="currency" office:value="6612530.8499999987" table:content-validation-name="val5" table:style-name="ce12">
            <text:p>£6,612,530.85</text:p>
          </table:table-cell>
          <table:table-cell office:value-type="currency" office:value="20450826.260000002" table:style-name="ce11">
            <text:p>£20,450,826.26</text:p>
          </table:table-cell>
          <table:table-cell office:value-type="currency" office:value="280499326.69999999" table:style-name="ce13">
            <text:p>£280,499,326.70</text:p>
          </table:table-cell>
          <table:table-cell office:value-type="string" table:style-name="ce14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21" table:content-validation-name="val2" table:style-name="ce24">
            <text:p>421.00</text:p>
          </table:table-cell>
          <table:table-cell office:value-type="float" office:value="321.93" table:content-validation-name="val1" table:style-name="ce26">
            <text:p>321.93</text:p>
          </table:table-cell>
          <table:table-cell office:value-type="float" office:value="332" table:content-validation-name="val2" table:style-name="ce24">
            <text:p>332.00</text:p>
          </table:table-cell>
          <table:table-cell office:value-type="float" office:value="298.5" table:content-validation-name="val1" table:style-name="ce26">
            <text:p>298.50</text:p>
          </table:table-cell>
          <table:table-cell office:value-type="float" office:value="535" table:content-validation-name="val2" table:style-name="ce24">
            <text:p>535.00</text:p>
          </table:table-cell>
          <table:table-cell office:value-type="float" office:value="513.01" table:content-validation-name="val1" table:style-name="ce26">
            <text:p>513.01</text:p>
          </table:table-cell>
          <table:table-cell office:value-type="float" office:value="107" table:content-validation-name="val2" table:style-name="ce24">
            <text:p>107.00</text:p>
          </table:table-cell>
          <table:table-cell office:value-type="float" office:value="104.37" table:content-validation-name="val1" table:style-name="ce26">
            <text:p>104.37</text:p>
          </table:table-cell>
          <table:table-cell office:value-type="float" office:value="8" table:content-validation-name="val2" table:style-name="ce24">
            <text:p>8.00</text:p>
          </table:table-cell>
          <table:table-cell office:value-type="float" office:value="7.8" table:content-validation-name="val1" table:style-name="ce26">
            <text:p>7.80</text:p>
          </table:table-cell>
          <table:table-cell table:content-validation-name="val2" table:style-name="ce24"/>
          <table:table-cell table:content-validation-name="val1" table:style-name="ce26"/>
          <table:table-cell office:value-type="float" office:value="1403" table:style-name="ce7">
            <text:p>1,403</text:p>
          </table:table-cell>
          <table:table-cell office:value-type="float" office:value="1246" table:style-name="ce7">
            <text:p>1,246</text:p>
          </table:table-cell>
          <table:table-cell table:content-validation-name="val4" table:style-name="ce30"/>
          <table:table-cell table:content-validation-name="val1" table:style-name="ce28"/>
          <table:table-cell table:content-validation-name="val4" table:style-name="ce30"/>
          <table:table-cell table:content-validation-name="val1" table:style-name="ce28"/>
          <table:table-cell office:value-type="float" office:value="10" table:content-validation-name="val1" table:style-name="ce28">
            <text:p>10.00</text:p>
          </table:table-cell>
          <table:table-cell office:value-type="float" office:value="10" table:content-validation-name="val3" table:style-name="ce32">
            <text:p>10.00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style-name="ce9"/>
          <table:table-cell office:value-type="float" office:value="1413" table:style-name="ce7">
            <text:p>1,413</text:p>
          </table:table-cell>
          <table:table-cell office:value-type="float" office:value="1256" table:style-name="ce7">
            <text:p>1,256</text:p>
          </table:table-cell>
          <table:table-cell office:value-type="currency" office:value="3784754.9300000006" table:content-validation-name="val5" table:style-name="ce10">
            <text:p>£3,784,754.93</text:p>
          </table:table-cell>
          <table:table-cell office:value-type="currency" office:value="22119.37" table:content-validation-name="val5" table:style-name="ce10">
            <text:p>£22,119.37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185033.82" table:content-validation-name="val5" table:style-name="ce10">
            <text:p>£185,033.82</text:p>
          </table:table-cell>
          <table:table-cell office:value-type="currency" office:value="1082213.01" table:content-validation-name="val5" table:style-name="ce10">
            <text:p>£1,082,213.01</text:p>
          </table:table-cell>
          <table:table-cell office:value-type="currency" office:value="521403.61" table:content-validation-name="val5" table:style-name="ce10">
            <text:p>£521,403.61</text:p>
          </table:table-cell>
          <table:table-cell office:value-type="currency" office:value="5595524.7400000002" table:style-name="ce11">
            <text:p>£5,595,524.74</text:p>
          </table:table-cell>
          <table:table-cell office:value-type="currency" office:value="196723.48" table:content-validation-name="val5" table:style-name="ce12">
            <text:p>£196,723.48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196723.48" table:style-name="ce11">
            <text:p>£196,723.48</text:p>
          </table:table-cell>
          <table:table-cell office:value-type="currency" office:value="5792248.2199999997" table:style-name="ce13">
            <text:p>£5,792,248.22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28" table:content-validation-name="val2" table:style-name="ce24">
            <text:p>28.00</text:p>
          </table:table-cell>
          <table:table-cell office:value-type="float" office:value="27.08" table:content-validation-name="val1" table:style-name="ce26">
            <text:p>27.08</text:p>
          </table:table-cell>
          <table:table-cell office:value-type="float" office:value="140" table:content-validation-name="val2" table:style-name="ce24">
            <text:p>140.00</text:p>
          </table:table-cell>
          <table:table-cell office:value-type="float" office:value="134.72999999999999" table:content-validation-name="val1" table:style-name="ce26">
            <text:p>134.73</text:p>
          </table:table-cell>
          <table:table-cell office:value-type="float" office:value="690" table:content-validation-name="val2" table:style-name="ce24">
            <text:p>690.00</text:p>
          </table:table-cell>
          <table:table-cell office:value-type="float" office:value="662.17" table:content-validation-name="val1" table:style-name="ce26">
            <text:p>662.17</text:p>
          </table:table-cell>
          <table:table-cell office:value-type="float" office:value="114" table:content-validation-name="val2" table:style-name="ce24">
            <text:p>114.00</text:p>
          </table:table-cell>
          <table:table-cell office:value-type="float" office:value="111.13" table:content-validation-name="val1" table:style-name="ce26">
            <text:p>111.13</text:p>
          </table:table-cell>
          <table:table-cell office:value-type="float" office:value="12" table:content-validation-name="val2" table:style-name="ce24">
            <text:p>12.00</text:p>
          </table:table-cell>
          <table:table-cell office:value-type="float" office:value="12" table:content-validation-name="val1" table:style-name="ce26">
            <text:p>12.00</text:p>
          </table:table-cell>
          <table:table-cell office:value-type="float" office:value="1" table:content-validation-name="val2" table:style-name="ce24">
            <text:p>1.00</text:p>
          </table:table-cell>
          <table:table-cell office:value-type="float" office:value="1" table:content-validation-name="val1" table:style-name="ce26">
            <text:p>1.00</text:p>
          </table:table-cell>
          <table:table-cell office:value-type="float" office:value="985" table:style-name="ce7">
            <text:p>985</text:p>
          </table:table-cell>
          <table:table-cell office:value-type="float" office:value="948" table:style-name="ce7">
            <text:p>948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1" table:content-validation-name="val4" table:style-name="ce30">
            <text:p>1</text:p>
          </table:table-cell>
          <table:table-cell office:value-type="float" office:value="1" table:content-validation-name="val1" table:style-name="ce28">
            <text:p>1.00</text:p>
          </table:table-cell>
          <table:table-cell office:value-type="float" office:value="1" table:content-validation-name="val1" table:style-name="ce28">
            <text:p>1.00</text:p>
          </table:table-cell>
          <table:table-cell office:value-type="float" office:value="1" table:content-validation-name="val3" table:style-name="ce32">
            <text:p>1.00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style-name="ce9"/>
          <table:table-cell office:value-type="float" office:value="987" table:style-name="ce7">
            <text:p>987</text:p>
          </table:table-cell>
          <table:table-cell office:value-type="float" office:value="950" table:style-name="ce7">
            <text:p>950</text:p>
          </table:table-cell>
          <table:table-cell office:value-type="currency" office:value="3425008" table:content-validation-name="val5" table:style-name="ce10">
            <text:p>£3,425,008.00</text:p>
          </table:table-cell>
          <table:table-cell office:value-type="currency" office:value="119071" table:content-validation-name="val5" table:style-name="ce10">
            <text:p>£119,071.00</text:p>
          </table:table-cell>
          <table:table-cell office:value-type="currency" office:value="94999" table:content-validation-name="val5" table:style-name="ce10">
            <text:p>£94,999.00</text:p>
          </table:table-cell>
          <table:table-cell office:value-type="currency" office:value="15980" table:content-validation-name="val5" table:style-name="ce10">
            <text:p>£15,980.00</text:p>
          </table:table-cell>
          <table:table-cell office:value-type="currency" office:value="931300" table:content-validation-name="val5" table:style-name="ce10">
            <text:p>£931,300.00</text:p>
          </table:table-cell>
          <table:table-cell office:value-type="currency" office:value="488145" table:content-validation-name="val5" table:style-name="ce10">
            <text:p>£488,145.00</text:p>
          </table:table-cell>
          <table:table-cell office:value-type="currency" office:value="5074503" table:style-name="ce11">
            <text:p>£5,074,503.00</text:p>
          </table:table-cell>
          <table:table-cell office:value-type="currency" office:value="11904" table:content-validation-name="val5" table:style-name="ce12">
            <text:p>£11,904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11904" table:style-name="ce11">
            <text:p>£11,904.00</text:p>
          </table:table-cell>
          <table:table-cell office:value-type="currency" office:value="5086407" table:style-name="ce13">
            <text:p>£5,086,407.00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16">
            <text:p>2025</text:p>
          </table:table-cell>
          <table:table-cell office:value-type="string" table:style-name="ce5">
            <text:p>September</text:p>
          </table:table-cell>
          <table:table-cell office:value-type="string" table:style-name="ce16">
            <text:p>Immigration Advice Authority</text:p>
          </table:table-cell>
          <table:table-cell office:value-type="string" table:style-name="ce16">
            <text:p>Executive Non-Departmental Public Body</text:p>
          </table:table-cell>
          <table:table-cell office:value-type="string" table:style-name="ce16">
            <text:p>Home Office</text:p>
          </table:table-cell>
          <table:table-cell office:value-type="float" office:value="9" table:content-validation-name="val2" table:style-name="ce34">
            <text:p>9.00</text:p>
          </table:table-cell>
          <table:table-cell office:value-type="float" office:value="8.2200000000000006" table:content-validation-name="val1" table:style-name="ce34">
            <text:p>8.22</text:p>
          </table:table-cell>
          <table:table-cell office:value-type="float" office:value="8" table:content-validation-name="val2" table:style-name="ce34">
            <text:p>8.00</text:p>
          </table:table-cell>
          <table:table-cell office:value-type="float" office:value="7.58" table:content-validation-name="val1" table:style-name="ce34">
            <text:p>7.58</text:p>
          </table:table-cell>
          <table:table-cell office:value-type="float" office:value="42" table:content-validation-name="val2" table:style-name="ce34">
            <text:p>42.00</text:p>
          </table:table-cell>
          <table:table-cell office:value-type="float" office:value="40.78" table:content-validation-name="val1" table:style-name="ce34">
            <text:p>40.78</text:p>
          </table:table-cell>
          <table:table-cell office:value-type="float" office:value="10" table:content-validation-name="val2" table:style-name="ce34">
            <text:p>10.00</text:p>
          </table:table-cell>
          <table:table-cell office:value-type="float" office:value="9.1999999999999993" table:content-validation-name="val1" table:style-name="ce34">
            <text:p>9.20</text:p>
          </table:table-cell>
          <table:table-cell office:value-type="float" office:value="3" table:content-validation-name="val2" table:style-name="ce34">
            <text:p>3.00</text:p>
          </table:table-cell>
          <table:table-cell office:value-type="float" office:value="3" table:content-validation-name="val1" table:style-name="ce34">
            <text:p>3.00</text:p>
          </table:table-cell>
          <table:table-cell office:value-type="float" office:value="1" table:content-validation-name="val2" table:style-name="ce34">
            <text:p>1.00</text:p>
          </table:table-cell>
          <table:table-cell office:value-type="float" office:value="0.8" table:content-validation-name="val1" table:style-name="ce34">
            <text:p>0.80</text:p>
          </table:table-cell>
          <table:table-cell office:value-type="float" office:value="73" table:style-name="ce7">
            <text:p>73</text:p>
          </table:table-cell>
          <table:table-cell office:value-type="float" office:value="70" table:style-name="ce7">
            <text:p>70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3" table:style-name="ce33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19"/>
          <table:table-cell office:value-type="float" office:value="73" table:style-name="ce7">
            <text:p>73</text:p>
          </table:table-cell>
          <table:table-cell office:value-type="float" office:value="70" table:style-name="ce7">
            <text:p>70</text:p>
          </table:table-cell>
          <table:table-cell office:value-type="currency" office:value="254822.23" table:content-validation-name="val5" table:style-name="ce10">
            <text:p>£254,822.23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73875.31" table:content-validation-name="val5" table:style-name="ce10">
            <text:p>£73,875.31</text:p>
          </table:table-cell>
          <table:table-cell office:value-type="currency" office:value="35491.32" table:content-validation-name="val5" table:style-name="ce10">
            <text:p>£35,491.32</text:p>
          </table:table-cell>
          <table:table-cell office:value-type="currency" office:value="364188.86" table:style-name="ce11">
            <text:p>£364,188.86</text:p>
          </table:table-cell>
          <table:table-cell office:value-type="currency" office:value="0" table:content-validation-name="val5" table:style-name="ce20">
            <text:p>£0.00</text:p>
          </table:table-cell>
          <table:table-cell office:value-type="currency" office:value="0" table:content-validation-name="val5" table:style-name="ce2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364188.86" table:style-name="ce11">
            <text:p>£364,188.86</text:p>
          </table:table-cell>
          <table:table-cell table:style-name="ce16"/>
          <table:table-cell table:number-columns-repeated="9" table:style-name="ce21"/>
          <table:table-cell table:number-columns-repeated="16333" table:style-name="ce22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93" table:content-validation-name="val2" table:style-name="ce24">
            <text:p>93.00</text:p>
          </table:table-cell>
          <table:table-cell office:value-type="float" office:value="87.1" table:content-validation-name="val1" table:style-name="ce26">
            <text:p>87.10</text:p>
          </table:table-cell>
          <table:table-cell office:value-type="float" office:value="107" table:content-validation-name="val2" table:style-name="ce24">
            <text:p>107.00</text:p>
          </table:table-cell>
          <table:table-cell office:value-type="float" office:value="105.58" table:content-validation-name="val1" table:style-name="ce26">
            <text:p>105.58</text:p>
          </table:table-cell>
          <table:table-cell office:value-type="float" office:value="121" table:content-validation-name="val2" table:style-name="ce24">
            <text:p>121.00</text:p>
          </table:table-cell>
          <table:table-cell office:value-type="float" office:value="119.71" table:content-validation-name="val1" table:style-name="ce26">
            <text:p>119.71</text:p>
          </table:table-cell>
          <table:table-cell office:value-type="float" office:value="25" table:content-validation-name="val2" table:style-name="ce24">
            <text:p>25.00</text:p>
          </table:table-cell>
          <table:table-cell office:value-type="float" office:value="24.8" table:content-validation-name="val1" table:style-name="ce26">
            <text:p>24.80</text:p>
          </table:table-cell>
          <table:table-cell office:value-type="float" office:value="5" table:content-validation-name="val2" table:style-name="ce24">
            <text:p>5.00</text:p>
          </table:table-cell>
          <table:table-cell office:value-type="float" office:value="5" table:content-validation-name="val1" table:style-name="ce26">
            <text:p>5.00</text:p>
          </table:table-cell>
          <table:table-cell office:value-type="float" office:value="6" table:content-validation-name="val2" table:style-name="ce24">
            <text:p>6.00</text:p>
          </table:table-cell>
          <table:table-cell office:value-type="float" office:value="0.92" table:content-validation-name="val1" table:style-name="ce26">
            <text:p>0.92</text:p>
          </table:table-cell>
          <table:table-cell office:value-type="float" office:value="357" table:style-name="ce7">
            <text:p>357</text:p>
          </table:table-cell>
          <table:table-cell office:value-type="float" office:value="343.3" table:style-name="ce7">
            <text:p>343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3" table:style-name="ce32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9"/>
          <table:table-cell office:value-type="float" office:value="357" table:style-name="ce7">
            <text:p>357</text:p>
          </table:table-cell>
          <table:table-cell office:value-type="float" office:value="343" table:style-name="ce7">
            <text:p>343</text:p>
          </table:table-cell>
          <table:table-cell office:value-type="currency" office:value="1212441.9399999997" table:content-validation-name="val5" table:style-name="ce10">
            <text:p>£1,212,441.94</text:p>
          </table:table-cell>
          <table:table-cell office:value-type="currency" office:value="21327.27" table:content-validation-name="val5" table:style-name="ce10">
            <text:p>£21,327.27</text:p>
          </table:table-cell>
          <table:table-cell office:value-type="currency" office:value="2750" table:content-validation-name="val5" table:style-name="ce10">
            <text:p>£2,750.00</text:p>
          </table:table-cell>
          <table:table-cell office:value-type="currency" office:value="4345.0499999999993" table:content-validation-name="val5" table:style-name="ce10">
            <text:p>£4,345.05</text:p>
          </table:table-cell>
          <table:table-cell office:value-type="currency" office:value="331721.02100000001" table:content-validation-name="val5" table:style-name="ce10">
            <text:p>£331,721.02</text:p>
          </table:table-cell>
          <table:table-cell office:value-type="currency" office:value="163530.18" table:content-validation-name="val5" table:style-name="ce10">
            <text:p>£163,530.18</text:p>
          </table:table-cell>
          <table:table-cell office:value-type="currency" office:value="1736115.46" table:style-name="ce11">
            <text:p>£1,736,115.46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1736115.46" table:style-name="ce13">
            <text:p>£1,736,115.46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7" table:content-validation-name="val2" table:style-name="ce25">
            <text:p>7.00</text:p>
          </table:table-cell>
          <table:table-cell office:value-type="float" office:value="7" table:content-validation-name="val1" table:style-name="ce27">
            <text:p>7.00</text:p>
          </table:table-cell>
          <table:table-cell office:value-type="float" office:value="12" table:content-validation-name="val2" table:style-name="ce25">
            <text:p>12.00</text:p>
          </table:table-cell>
          <table:table-cell office:value-type="float" office:value="10.6" table:content-validation-name="val1" table:style-name="ce27">
            <text:p>10.60</text:p>
          </table:table-cell>
          <table:table-cell office:value-type="float" office:value="86" table:content-validation-name="val2" table:style-name="ce25">
            <text:p>86.00</text:p>
          </table:table-cell>
          <table:table-cell office:value-type="float" office:value="83.32" table:content-validation-name="val1" table:style-name="ce27">
            <text:p>83.32</text:p>
          </table:table-cell>
          <table:table-cell office:value-type="float" office:value="9" table:content-validation-name="val2" table:style-name="ce25">
            <text:p>9.00</text:p>
          </table:table-cell>
          <table:table-cell office:value-type="float" office:value="8.6199999999999992" table:content-validation-name="val1" table:style-name="ce27">
            <text:p>8.62</text:p>
          </table:table-cell>
          <table:table-cell office:value-type="float" office:value="4" table:content-validation-name="val2" table:style-name="ce25">
            <text:p>4.00</text:p>
          </table:table-cell>
          <table:table-cell office:value-type="float" office:value="4" table:content-validation-name="val1" table:style-name="ce27">
            <text:p>4.00</text:p>
          </table:table-cell>
          <table:table-cell office:value-type="float" office:value="0" table:content-validation-name="val2" table:style-name="ce25">
            <text:p>0.00</text:p>
          </table:table-cell>
          <table:table-cell office:value-type="float" office:value="0" table:content-validation-name="val1" table:style-name="ce27">
            <text:p>0.00</text:p>
          </table:table-cell>
          <table:table-cell office:value-type="float" office:value="118" table:style-name="ce7">
            <text:p>118</text:p>
          </table:table-cell>
          <table:table-cell office:value-type="float" office:value="114" table:style-name="ce7">
            <text:p>114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3" table:style-name="ce33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9"/>
          <table:table-cell office:value-type="float" office:value="118" table:style-name="ce7">
            <text:p>118</text:p>
          </table:table-cell>
          <table:table-cell office:value-type="float" office:value="114" table:style-name="ce7">
            <text:p>114</text:p>
          </table:table-cell>
          <table:table-cell office:value-type="currency" office:value="351657.88" table:content-validation-name="val5" table:style-name="ce20">
            <text:p>£351,657.88</text:p>
          </table:table-cell>
          <table:table-cell office:value-type="currency" office:value="5047.5199999999986" table:content-validation-name="val5" table:style-name="ce20">
            <text:p>£5,047.52</text:p>
          </table:table-cell>
          <table:table-cell office:value-type="currency" office:value="0" table:content-validation-name="val5" table:style-name="ce20">
            <text:p>£0.00</text:p>
          </table:table-cell>
          <table:table-cell office:value-type="currency" office:value="0" table:content-validation-name="val5" table:style-name="ce20">
            <text:p>£0.00</text:p>
          </table:table-cell>
          <table:table-cell office:value-type="currency" office:value="95234.010000000038" table:content-validation-name="val5" table:style-name="ce20">
            <text:p>£95,234.01</text:p>
          </table:table-cell>
          <table:table-cell office:value-type="currency" office:value="47148.02999999997" table:content-validation-name="val5" table:style-name="ce20">
            <text:p>£47,148.03</text:p>
          </table:table-cell>
          <table:table-cell office:value-type="currency" office:value="499087.44" table:style-name="ce11">
            <text:p>£499,087.44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499087.44" table:style-name="ce13">
            <text:p>£499,087.44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table:number-columns-repeated="36" table:style-name="ce15"/>
          <table:table-cell table:style-name="ce23"/>
          <table:table-cell table:number-columns-repeated="2" table:style-name="ce15"/>
          <table:table-cell table:number-columns-repeated="2" table:style-name="ce23"/>
          <table:table-cell table:number-columns-repeated="16343" table:style-name="ce15"/>
        </table:table-row>
        <table:table-row table:number-rows-repeated="5" table:style-name="ro3">
          <table:table-cell table:number-columns-repeated="36" table:style-name="ce15"/>
          <table:table-cell table:style-name="ce23"/>
          <table:table-cell table:number-columns-repeated="2" table:style-name="ce15"/>
          <table:table-cell table:number-columns-repeated="2" table:style-name="ce23"/>
          <table:table-cell table:number-columns-repeated="10" table:style-name="ce15"/>
          <table:table-cell table:number-columns-repeated="16333" table:style-name="ce1"/>
        </table:table-row>
        <table:table-row table:number-rows-repeated="104856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029</meta:generator>
    <meta:initial-creator/>
    <dc:creator/>
    <meta:creation-date>2025-10-22T13:46:09Z</meta:creation-date>
    <dc:date>2025-10-22T13:46:19Z</dc:date>
  </office:meta>
</office:document-meta>
</file>